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Обычный" style:family="paragraph">
      <style:text-properties fo:font-weight="bold" style:font-weight-asian="bold" fo:font-size="14pt" style:font-size-asian="14pt" style:font-size-complex="14pt"/>
    </style:style>
    <style:style style:name="P4" style:parent-style-name="Обычный" style:family="paragraph">
      <style:text-properties fo:color="#0070C0" fo:font-size="10pt" style:font-size-asian="10pt" style:font-size-complex="10pt"/>
    </style:style>
    <style:style style:name="T5" style:parent-style-name="Основнойшрифтабзаца" style:family="text">
      <style:text-properties fo:color="#0070C0" fo:font-size="10pt" style:font-size-asian="10pt" style:font-size-complex="10pt"/>
    </style:style>
    <style:style style:name="T6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P7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8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9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10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11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12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T13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fo:color="#0070C0" fo:font-size="10pt" style:font-size-asian="10pt" style:font-size-complex="10pt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color="#0070C0" fo:font-size="10pt" style:font-size-asian="10pt" style:font-size-complex="10pt"/>
    </style:style>
    <style:style style:name="T17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fo:color="#0070C0" fo:font-size="10pt" style:font-size-asian="10pt" style:font-size-complex="10pt"/>
    </style:style>
    <style:style style:name="T19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fo:color="#0070C0" fo:font-size="10pt" style:font-size-asian="10pt" style:font-size-complex="10pt"/>
    </style:style>
    <style:style style:name="T21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fo:color="#0070C0" fo:font-size="10pt" style:font-size-asian="10pt" style:font-size-complex="10pt"/>
    </style:style>
    <style:style style:name="T23" style:parent-style-name="Основнойшрифтабзаца" style:family="text">
      <style:text-properties fo:color="#0070C0" fo:font-size="10pt" style:font-size-asian="10pt" style:font-size-complex="10pt"/>
    </style:style>
    <style:style style:name="T24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P25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26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color="#0070C0" fo:font-size="10pt" style:font-size-asian="10pt" style:font-size-complex="10pt"/>
    </style:style>
    <style:style style:name="T30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P31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2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3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4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5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6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7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8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39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40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fo:color="#0070C0" fo:font-size="10pt" style:font-size-asian="10pt" style:font-size-complex="10pt"/>
    </style:style>
    <style:style style:name="P43" style:parent-style-name="Обычный" style:family="paragraph">
      <style:text-properties fo:color="#0070C0" fo:font-size="10pt" style:font-size-asian="10pt" style:font-size-complex="10pt"/>
    </style:style>
    <style:style style:name="T44" style:parent-style-name="Основнойшрифтабзаца" style:family="text">
      <style:text-properties fo:color="#0070C0" fo:language="en" fo:country="US"/>
    </style:style>
    <style:style style:name="T45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fo:color="#0070C0" fo:font-size="10pt" style:font-size-asian="10pt" style:font-size-complex="10pt"/>
    </style:style>
    <style:style style:name="T48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49" style:parent-style-name="Основнойшрифтабзаца" style:family="text">
      <style:text-properties fo:color="#0070C0" fo:font-size="10pt" style:font-size-asian="10pt" style:font-size-complex="10pt"/>
    </style:style>
    <style:style style:name="T50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51" style:parent-style-name="Основнойшрифтабзаца" style:family="text">
      <style:text-properties fo:color="#0070C0" fo:font-size="10pt" style:font-size-asian="10pt" style:font-size-complex="10pt"/>
    </style:style>
    <style:style style:name="P52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3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4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5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6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7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8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59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fo:color="#0070C0" fo:font-size="10pt" style:font-size-asian="10pt" style:font-size-complex="10pt"/>
    </style:style>
    <style:style style:name="P62" style:parent-style-name="Обычный" style:family="paragraph">
      <style:text-properties fo:color="#0070C0" fo:font-size="10pt" style:font-size-asian="10pt" style:font-size-complex="10pt"/>
    </style:style>
    <style:style style:name="P63" style:parent-style-name="Обычный" style:family="paragraph">
      <style:text-properties fo:color="#0070C0" fo:font-size="10pt" style:font-size-asian="10pt" style:font-size-complex="10pt"/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Обычный" style:family="paragraph">
      <style:text-properties fo:color="#0070C0" fo:font-size="10pt" style:font-size-asian="10pt" style:font-size-complex="10pt"/>
    </style:style>
    <style:style style:name="P66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67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68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69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70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72" style:parent-style-name="Основнойшрифтабзаца" style:family="text">
      <style:text-properties fo:color="#0070C0" fo:font-size="10pt" style:font-size-asian="10pt" style:font-size-complex="10pt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color="#0070C0" fo:font-size="10pt" style:font-size-asian="10pt" style:font-size-complex="10pt"/>
    </style:style>
    <style:style style:name="T77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78" style:parent-style-name="Основнойшрифтабзаца" style:family="text">
      <style:text-properties fo:color="#0070C0" fo:font-size="10pt" style:font-size-asian="10pt" style:font-size-complex="10pt"/>
    </style:style>
    <style:style style:name="T79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80" style:parent-style-name="Основнойшрифтабзаца" style:family="text">
      <style:text-properties fo:color="#0070C0" fo:font-size="10pt" style:font-size-asian="10pt" style:font-size-complex="10pt"/>
    </style:style>
    <style:style style:name="T81" style:parent-style-name="Основнойшрифтабзаца" style:family="text">
      <style:text-properties fo:color="#0070C0" fo:font-size="10pt" style:font-size-asian="10pt" style:font-size-complex="10pt"/>
    </style:style>
    <style:style style:name="T82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83" style:parent-style-name="Основнойшрифтабзаца" style:family="text">
      <style:text-properties fo:color="#0070C0" fo:font-size="10pt" style:font-size-asian="10pt" style:font-size-complex="10pt"/>
    </style:style>
    <style:style style:name="T84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fo:color="#0070C0" fo:font-size="10pt" style:font-size-asian="10pt" style:font-size-complex="10pt"/>
    </style:style>
    <style:style style:name="T86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fo:color="#0070C0" fo:font-size="10pt" style:font-size-asian="10pt" style:font-size-complex="10pt"/>
    </style:style>
    <style:style style:name="T88" style:parent-style-name="Основнойшрифтабзаца" style:family="text">
      <style:text-properties fo:color="#0070C0" fo:font-size="10pt" style:font-size-asian="10pt" style:font-size-complex="10pt"/>
    </style:style>
    <style:style style:name="T89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90" style:parent-style-name="Основнойшрифтабзаца" style:family="text">
      <style:text-properties fo:color="#0070C0" fo:font-size="10pt" style:font-size-asian="10pt" style:font-size-complex="10pt"/>
    </style:style>
    <style:style style:name="T91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92" style:parent-style-name="Основнойшрифтабзаца" style:family="text">
      <style:text-properties fo:color="#0070C0" fo:font-size="10pt" style:font-size-asian="10pt" style:font-size-complex="10pt"/>
    </style:style>
    <style:style style:name="T93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94" style:parent-style-name="Основнойшрифтабзаца" style:family="text">
      <style:text-properties fo:font-size="10pt" style:font-size-asian="10pt" style:font-size-complex="10pt"/>
    </style:style>
    <style:style style:name="T95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96" style:parent-style-name="Основнойшрифтабзаца" style:family="text">
      <style:text-properties fo:color="#0070C0" fo:font-size="10pt" style:font-size-asian="10pt" style:font-size-complex="10pt"/>
    </style:style>
    <style:style style:name="T97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98" style:parent-style-name="Основнойшрифтабзаца" style:family="text">
      <style:text-properties fo:color="#0070C0" fo:font-size="10pt" style:font-size-asian="10pt" style:font-size-complex="10pt"/>
    </style:style>
    <style:style style:name="T99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00" style:parent-style-name="Основнойшрифтабзаца" style:family="text">
      <style:text-properties fo:color="#0070C0" fo:font-size="10pt" style:font-size-asian="10pt" style:font-size-complex="10pt"/>
    </style:style>
    <style:style style:name="T101" style:parent-style-name="Основнойшрифтабзаца" style:family="text">
      <style:text-properties fo:color="#0070C0" fo:font-size="10pt" style:font-size-asian="10pt" style:font-size-complex="10pt"/>
    </style:style>
    <style:style style:name="T102" style:parent-style-name="Основнойшрифтабзаца" style:family="text">
      <style:text-properties fo:font-size="10pt" style:font-size-asian="10pt" style:font-size-complex="10pt"/>
    </style:style>
    <style:style style:name="T103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fo:color="#0070C0" fo:font-size="10pt" style:font-size-asian="10pt" style:font-size-complex="10pt"/>
    </style:style>
    <style:style style:name="T105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06" style:parent-style-name="Основнойшрифтабзаца" style:family="text">
      <style:text-properties fo:color="#0070C0" fo:font-size="10pt" style:font-size-asian="10pt" style:font-size-complex="10pt"/>
    </style:style>
    <style:style style:name="T107" style:parent-style-name="Основнойшрифтабзаца" style:family="text">
      <style:text-properties fo:color="#0070C0" fo:font-size="10pt" style:font-size-asian="10pt" style:font-size-complex="10pt"/>
    </style:style>
    <style:style style:name="T108" style:parent-style-name="Основнойшрифтабзаца" style:family="text">
      <style:text-properties fo:font-size="10pt" style:font-size-asian="10pt" style:font-size-complex="10pt"/>
    </style:style>
    <style:style style:name="T109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fo:color="#0070C0" fo:font-size="10pt" style:font-size-asian="10pt" style:font-size-complex="10pt"/>
    </style:style>
    <style:style style:name="T111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fo:color="#0070C0" fo:font-size="10pt" style:font-size-asian="10pt" style:font-size-complex="10pt"/>
    </style:style>
    <style:style style:name="T113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fo:color="#0070C0" fo:font-size="10pt" style:font-size-asian="10pt" style:font-size-complex="10pt"/>
    </style:style>
    <style:style style:name="T115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fo:color="#0070C0" fo:font-size="10pt" style:font-size-asian="10pt" style:font-size-complex="10pt"/>
    </style:style>
    <style:style style:name="T117" style:parent-style-name="Основнойшрифтабзаца" style:family="text">
      <style:text-properties fo:color="#0070C0" fo:font-size="10pt" style:font-size-asian="10pt" style:font-size-complex="10pt"/>
    </style:style>
    <style:style style:name="P118" style:parent-style-name="Обычный" style:family="paragraph">
      <style:text-properties fo:font-size="10pt" style:font-size-asian="10pt" style:font-size-complex="10pt"/>
    </style:style>
    <style:style style:name="T119" style:parent-style-name="Основнойшрифтабзаца" style:family="text">
      <style:text-properties fo:font-weight="bold" style:font-weight-asian="bold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Обычный" style:family="paragraph">
      <style:text-properties fo:font-size="10pt" style:font-size-asian="10pt" style:font-size-complex="10pt"/>
    </style:style>
    <style:style style:name="T123" style:parent-style-name="Основнойшрифтабзаца" style:family="text">
      <style:text-properties fo:color="#0070C0" fo:font-size="10pt" style:font-size-asian="10pt" style:font-size-complex="10pt"/>
    </style:style>
    <style:style style:name="T124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P125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126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P127" style:parent-style-name="Обычный" style:family="paragraph">
      <style:text-properties fo:color="#0070C0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fo:color="#0070C0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fo:color="#0070C0" fo:font-size="10pt" style:font-size-asian="10pt" style:font-size-complex="10pt"/>
    </style:style>
    <style:style style:name="P130" style:parent-style-name="Обычный" style:family="paragraph">
      <style:text-properties fo:font-weight="bold" style:font-weight-asian="bold" fo:font-size="14pt" style:font-size-asian="14pt" style:font-size-complex="14pt"/>
    </style:style>
    <style:style style:name="P131" style:parent-style-name="Обычный" style:family="paragraph">
      <style:paragraph-properties fo:text-align="center"/>
    </style:style>
  </office:automatic-styles>
  <office:body>
    <office:text text:use-soft-page-breaks="true">
      <text:p text:style-name="P1">Пояснительная записка.</text:p>
      <text:p text:style-name="P2">Технический проект.</text:p>
      <text:p text:style-name="Обычный"/>
      <text:p text:style-name="P3">Описание алгоритма</text:p>
      <text:p text:style-name="Обычный"/>
      <text:p text:style-name="Обычный">1. Осуществляем простейший разбор командной строки.</text:p>
      <text:p text:style-name="Обычный"/>
      <text:p text:style-name="P4"><text:s text:c="4"/>if(len(sys.argv) &lt; 2):</text:p>
      <text:p text:style-name="Обычный"><text:span text:style-name="T5"><text:s text:c="8"/></text:span><text:span text:style-name="T6">print(</text:span></text:p>
      <text:p text:style-name="P7"><text:s text:c="12"/>"Usage:"</text:p>
      <text:p text:style-name="P8"><text:s text:c="12"/>" python filename.py &lt;Input-Url&gt;\n")</text:p>
      <text:p text:style-name="P9"><text:s text:c="8"/>sys.exit(1)</text:p>
      <text:p text:style-name="P10"><text:s text:c="4"/>url = sys.argv[1]</text:p>
      <text:p text:style-name="P11"><text:s text:c="4"/>url = url.strip("'")</text:p>
      <text:p text:style-name="P12"><text:s text:c="4"/>print ("links=%s" % url )</text:p>
      <text:p text:style-name="Обычный"><text:span text:style-name="T13"><text:s text:c="4"/></text:span><text:span text:style-name="T14">ret=PageParcerP( url )</text:span></text:p>
      <text:p text:style-name="Обычный"/>
      <text:p text:style-name="Обычный">2. Проверяем, что работаем под<text:s/><text:span text:style-name="T15">Win</text:span></text:p>
      <text:p text:style-name="Обычный"/>
      <text:p text:style-name="Обычный"><text:span text:style-name="T16"><text:s text:c="4"/></text:span><text:span text:style-name="T17">if</text:span><text:span text:style-name="T18"><text:s/></text:span><text:span text:style-name="T19">checkOs</text:span><text:span text:style-name="T20">()!="</text:span><text:span text:style-name="T21">windows</text:span><text:span text:style-name="T22">" :</text:span></text:p>
      <text:p text:style-name="Обычный"><text:span text:style-name="T23"><text:s text:c="8"/></text:span><text:span text:style-name="T24">print "OS not Windows. Fail break."</text:span></text:p>
      <text:p text:style-name="P25"><text:s text:c="8"/>return(-1)</text:p>
      <text:p text:style-name="P26"><text:s text:c="4"/>pass</text:p>
      <text:p text:style-name="Обычный"/>
      <text:p text:style-name="Обычный"/>
      <text:p text:style-name="Обычный">3.<text:s/>Подключаемся к<text:s/>заданному<text:s/><text:span text:style-name="T27">url</text:span><text:s/>–<text:s/>делаем 10 попыток подключения (это связанно с ограничением в интервале времени для доступа к страницам –<text:s/><text:span text:style-name="T28">DDOS</text:span><text:s/>атаки)</text:p>
      <text:p text:style-name="Обычный"/>
      <text:p text:style-name="Обычный"><text:span text:style-name="T29"><text:s text:c="4"/></text:span><text:span text:style-name="T30">headers = {'User-Agent' : 'Mozilla 5.10'}</text:span></text:p>
      <text:p text:style-name="P31"><text:s text:c="4"/>request = urllib2.Request(url, None, headers)</text:p>
      <text:p text:style-name="P32"><text:s text:c="4"/>connected = False</text:p>
      <text:p text:style-name="P33"><text:s text:c="4"/>for i in range(10):</text:p>
      <text:p text:style-name="P34"><text:s text:c="8"/>try:</text:p>
      <text:p text:style-name="P35"><text:s text:c="12"/>response = urllib2.urlopen(request)</text:p>
      <text:p text:style-name="P36"><text:s text:c="12"/>connected = True</text:p>
      <text:p text:style-name="P37"><text:s text:c="12"/>break</text:p>
      <text:p text:style-name="P38"><text:s text:c="8"/>except urllib2.URLError:</text:p>
      <text:p text:style-name="P39"><text:s text:c="12"/>time.sleep(2)</text:p>
      <text:p text:style-name="P40"><text:s text:c="4"/>if not connected:</text:p>
      <text:p text:style-name="Обычный"><text:span text:style-name="T41"><text:s text:c="8"/>print "html or Internet connection is unavailable.<text:s/></text:span><text:span text:style-name="T42">Fail silently."</text:span></text:p>
      <text:p text:style-name="P43"><text:s text:c="8"/>return(-2)</text:p>
      <text:p text:style-name="Обычный"/>
      <text:p text:style-name="Обычный">5.<text:s/>Разбираем заголовок полученной страницы, с целью выяснить в какой кодовой странице она создана на сервере.</text:p>
      <text:p text:style-name="Обычный"/>
      <text:p text:style-name="Обычный"><text:span text:style-name="T44"><text:s text:c="4"/></text:span><text:span text:style-name="T45"># <text:s/>{'Content-Type': 'text/html; charset=utf-8'}</text:span></text:p>
      <text:p text:style-name="Обычный"><text:span text:style-name="T46"><text:s text:c="4"/>#<text:s/></text:span><text:span text:style-name="T47">проверка</text:span><text:span text:style-name="T48"><text:s/></text:span><text:span text:style-name="T49">кодовой</text:span><text:span text:style-name="T50"><text:s/></text:span><text:span text:style-name="T51">страницы</text:span></text:p>
      <text:p text:style-name="P52"><text:s text:c="4"/>codep=response.headers.get('Content-Type')</text:p>
      <text:p text:style-name="P53"><text:s text:c="4"/>c1=codep.split(';')</text:p>
      <text:p text:style-name="P54"><text:s text:c="4"/>codepage="utf-8"</text:p>
      <text:p text:style-name="P55"><text:s text:c="4"/>for c in c1 :</text:p>
      <text:p text:style-name="P56"><text:s text:c="8"/>sc=c.strip()</text:p>
      <text:p text:style-name="P57"><text:s text:c="8"/>if (sc.find("charset=")&gt;=0) :</text:p>
      <text:p text:style-name="P58"><text:s text:c="12"/>if (sc.find("windows-1251")&gt;=0):</text:p>
      <text:p text:style-name="P59"><text:s text:c="16"/>codepage="cp1251"</text:p>
      <text:p text:style-name="Обычный"><text:span text:style-name="T60"><text:s text:c="12"/></text:span><text:span text:style-name="T61">if (sc.find("utf-8")&gt;=0):</text:span></text:p>
      <text:p text:style-name="P62"><text:s text:c="16"/>codepage="utf-8"</text:p>
      <text:p text:style-name="Обычный"/>
      <text:p text:style-name="Обычный"/>
      <text:p text:style-name="Обычный">6.<text:s/>Получаем страницу</text:p>
      <text:p text:style-name="P63">source = response.read()</text:p>
      <text:p text:style-name="Обычный"/>
      <text:p text:style-name="Обычный">7.<text:s/>Создаем структуру директорий в текущей папке согласно<text:s/><text:span text:style-name="T64">url</text:span><text:s/>, возвращаем ИмяФайла</text:p>
      <text:p text:style-name="P65">filename2=CreateDirsFile(url, 1)</text:p>
      <text:p text:style-name="Обычный"/>
      <text:p text:style-name="Обычный">8.<text:s/>Создаем Файл и пишем в него ВСЮ страницу, перекодируем согласно его кодовой странице, которую мы узнали заранее.</text:p>
      <text:p text:style-name="Обычный"/>
      <text:p text:style-name="P66">if os.path.exists(filename2)==True : os.remove(filename2)</text:p>
      <text:p text:style-name="P67"><text:s text:c="4"/>fo = open(filename2, 'w')</text:p>
      <text:p text:style-name="P68"><text:s text:c="4"/>fo.write(source)</text:p>
      <text:p text:style-name="P69"><text:s text:c="4"/>fo.close( )</text:p>
      <text:p text:style-name="P70"><text:s text:c="4"/>with io.open(filename2, "r", encoding=codepage) as my_file:</text:p>
      <text:p text:style-name="Обычный"><text:span text:style-name="T71"><text:s text:c="8"/></text:span><text:span text:style-name="T72">data = my_file.read()</text:span></text:p>
      <text:p text:style-name="Обычный"/>
      <text:p text:style-name="Обычный">9.<text:s/>Основной кусок разбора.<text:s/>Создаем класс-обьект для разбора. Вытягиваем из источника текст<text:s/>&lt;<text:span text:style-name="T73">p</text:span>&gt;<text:s/>и<text:s/>&lt;<text:span text:style-name="T74">a</text:span><text:s/><text:span text:style-name="T75">href</text:span>&gt;.<text:line-break/></text:p>
      <text:p text:style-name="Обычный"><text:span text:style-name="T76"><text:s text:c="4"/></text:span><text:span text:style-name="T77">parser</text:span><text:span text:style-name="T78"><text:s/>=<text:s/></text:span><text:span text:style-name="T79">MyHTMLParser</text:span><text:span text:style-name="T80">()</text:span></text:p>
      <text:p text:style-name="Обычный"><text:span text:style-name="T81"><text:s text:c="4"/></text:span><text:span text:style-name="T82">parser</text:span><text:span text:style-name="T83">.</text:span><text:span text:style-name="T84">feed</text:span><text:span text:style-name="T85">(</text:span><text:span text:style-name="T86">data</text:span><text:span text:style-name="T87">)</text:span></text:p>
      <text:p text:style-name="Обычный"><text:span text:style-name="T88"><text:s text:c="4"/></text:span><text:span text:style-name="T89">res</text:span><text:span text:style-name="T90">=</text:span><text:span text:style-name="T91">parser</text:span><text:span text:style-name="T92">.</text:span><text:span text:style-name="T93">res</text:span></text:p>
      <text:p text:style-name="Обычный"><text:span text:style-name="T94"><text:s text:c="4"/></text:span><text:span text:style-name="T95">stemp</text:span><text:span text:style-name="T96">=''.</text:span><text:span text:style-name="T97">join</text:span><text:span text:style-name="T98">(</text:span><text:span text:style-name="T99">res</text:span><text:span text:style-name="T100">)</text:span><text:span text:style-name="T101"><text:s text:c="4"/></text:span># обьединяем строки в одну строку для разбивки по 80</text:p>
      <text:p text:style-name="Обычный"><text:span text:style-name="T102"><text:s text:c="4"/></text:span><text:span text:style-name="T103">sp</text:span><text:span text:style-name="T104"><text:s/>=<text:s/></text:span><text:span text:style-name="T105">MySplit</text:span><text:span text:style-name="T106">()</text:span><text:span text:style-name="T107"><text:s text:c="6"/></text:span># для разбивки создаем другой класс</text:p>
      <text:p text:style-name="Обычный"><text:span text:style-name="T108"><text:s text:c="4"/></text:span><text:span text:style-name="T109">res</text:span><text:span text:style-name="T110">2=</text:span><text:span text:style-name="T111">sp</text:span><text:span text:style-name="T112">.</text:span><text:span text:style-name="T113">split</text:span><text:span text:style-name="T114">(</text:span><text:span text:style-name="T115">stemp</text:span><text:span text:style-name="T116">)</text:span><text:span text:style-name="T117"><text:s text:c="2"/></text:span># разбиваем на строки</text:p>
      <text:p text:style-name="P118"/>
      <text:p text:style-name="Обычный"><text:span text:style-name="T119">результат</text:span><text:s/>пишем в файл перекодируя<text:s/><text:span text:style-name="T120">unicode</text:span><text:s/>в<text:s/><text:span text:style-name="T121">utf</text:span>-8</text:p>
      <text:p text:style-name="P122"/>
      <text:p text:style-name="Обычный"><text:span text:style-name="T123"><text:s text:c="4"/></text:span><text:span text:style-name="T124">if os.path.exists(filename2)==True : os.remove(filename2)</text:span></text:p>
      <text:p text:style-name="P125"><text:s text:c="4"/>fo = open(filename2, 'w')</text:p>
      <text:p text:style-name="P126"><text:s text:c="4"/>for s in res2 :</text:p>
      <text:p text:style-name="P127"><text:s text:c="8"/>fo.write(s.encode('utf8'))</text:p>
      <text:p text:style-name="Обычный"><text:span text:style-name="T128"><text:s text:c="4"/></text:span><text:span text:style-name="T129">fo.close( )</text:span></text:p>
      <text:p text:style-name="Обычный"/>
      <text:p text:style-name="Обычный"/>
      <text:p text:style-name="Обычный"/>
      <text:p text:style-name="Обычный"/>
      <text:p text:style-name="P130">Дальнейшее улучшение развитие алгоритма.</text:p>
      <text:p text:style-name="P131">Перфекционизм – ЭТО БОЛЕЗНЬ.<text:line-break/></text:p>
      <text:p text:style-name="Обычный">1\Переработать работу с файлами.<text:s/>Добавить искл.</text:p>
      <text:p text:style-name="Обычный">2\Наметить общую работу с кодировками страниц</text:p>
      <text:p text:style-name="Обычный">3\Вывод информации – слегка улучшить. Класс Разбивки – улучшить алгоритм.</text:p>
      <text:p text:style-name="Обычный">5\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_</meta:initial-creator>
    <dc:creator>t</dc:creator>
    <meta:creation-date>2015-01-31T13:50:00Z</meta:creation-date>
    <dc:date>2017-08-08T08:49:00Z</dc:date>
    <meta:template xlink:href="Normal.dotm" xlink:type="simple"/>
    <meta:editing-cycles>10</meta:editing-cycles>
    <meta:editing-duration>PT13440S</meta:editing-duration>
    <meta:document-statistic meta:page-count="2" meta:paragraph-count="5" meta:word-count="435" meta:character-count="2910" meta:row-count="20" meta:non-whitespace-character-count="2480"/>
  </office:meta>
</office:document-meta>
</file>